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Lewald Henri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as Pflegekind. Ein Rom. von Geraldine Endsor Jewsburg. Aus dem Engl. übers. von H. L.</text:p>
          </table:table-cell>
        </table:table-row>
        <table:table-row table:style-name="ro1">
          <table:table-cell office:value-type="string" calcext:value-type="string">
            <text:p>Liebenau A.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Erstlingsarbeiten waren Übersetzungen aus dem Französischen nämlich »Ansprache an junge junge christliche Frauen« und Erzbischof Landriots berühmtes Buch »Die starkmutige Frau«</text:p>
          </table:table-cell>
        </table:table-row>
        <table:table-row table:style-name="ro1">
          <table:table-cell office:value-type="string" calcext:value-type="string">
            <text:p>Liebmann Jenn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und Feuilleton</text:p>
          </table:table-cell>
          <table:table-cell office:value-type="string" calcext:value-type="string">
            <text:p>schreibt Feuilletons und übersetzt aus dem Englischen und Französischen</text:p>
          </table:table-cell>
        </table:table-row>
        <table:table-row table:style-name="ro1">
          <table:table-cell office:value-type="string" calcext:value-type="string">
            <text:p>Liebmann Jenn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und Feuilleton</text:p>
          </table:table-cell>
          <table:table-cell office:value-type="string" calcext:value-type="string">
            <text:p>schreibt Feuilletons und übersetzt aus dem Englischen und Französischen</text:p>
          </table:table-cell>
        </table:table-row>
        <table:table-row table:style-name="ro1">
          <table:table-cell office:value-type="string" calcext:value-type="string">
            <text:p>Lieder There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laudine. Historischer Rom. in 3 Bdn. von Gräfin Dash. Aus d. Französ. v. T. L.</text:p>
          </table:table-cell>
        </table:table-row>
        <table:table-row table:style-name="ro1">
          <table:table-cell office:value-type="string" calcext:value-type="string">
            <text:p>Linnekogel H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Übersetzungen aus dem Französischen veröffentlicht</text:p>
          </table:table-cell>
        </table:table-row>
        <table:table-row table:style-name="ro1">
          <table:table-cell office:value-type="string" calcext:value-type="string">
            <text:p>Lion-Clausius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verstanden. Aus dem Englischen der Florence Montgomery. Autoris. Übers.</text:p>
          </table:table-cell>
        </table:table-row>
        <table:table-row table:style-name="ro1">
          <table:table-cell office:value-type="string" calcext:value-type="string">
            <text:p>Lippert v. Granberg Josephi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 und Dichtung</text:p>
          </table:table-cell>
          <table:table-cell office:value-type="string" calcext:value-type="string">
            <text:p>Unter Ausonias Himmel. Lieder metrisch ins Italien übers. m. deutschem Originaltext</text:p>
          </table:table-cell>
        </table:table-row>
        <table:table-row table:style-name="ro1">
          <table:table-cell office:value-type="string" calcext:value-type="string">
            <text:p>Lobedan He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vorzugsweise als Übersetzerin aus dem Englischen Französischen und Italienischen thätig</text:p>
          </table:table-cell>
        </table:table-row>
        <table:table-row table:style-name="ro1">
          <table:table-cell office:value-type="string" calcext:value-type="string">
            <text:p>Lobedan He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vorzugsweise als Übersetzerin aus dem Englischen Französischen und Italienischen thätig</text:p>
          </table:table-cell>
        </table:table-row>
        <table:table-row table:style-name="ro1">
          <table:table-cell office:value-type="string" calcext:value-type="string">
            <text:p>Lobedan Hele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vorzugsweise als Übersetzerin aus dem Englischen Französischen und Italienischen thätig</text:p>
          </table:table-cell>
        </table:table-row>
        <table:table-row table:style-name="ro1">
          <table:table-cell office:value-type="string" calcext:value-type="string">
            <text:p>Loewi-Herwi Bab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ihrer Werke</text:p>
          </table:table-cell>
          <table:table-cell office:value-type="string" calcext:value-type="string">
            <text:p>Einzelne ihrer Arbeiten wurden ins Englische und Italienische übersetzt</text:p>
          </table:table-cell>
        </table:table-row>
        <table:table-row table:style-name="ro1">
          <table:table-cell office:value-type="string" calcext:value-type="string">
            <text:p>Loewi-Herwi Babett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 ihrer Werke</text:p>
          </table:table-cell>
          <table:table-cell office:value-type="string" calcext:value-type="string">
            <text:p>Einzelne ihrer Arbeiten wurden ins Englische und Italienische übersetzt</text:p>
          </table:table-cell>
        </table:table-row>
        <table:table-row table:style-name="ro1">
          <table:table-cell office:value-type="string" calcext:value-type="string">
            <text:p>Long Kathar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r Roland Aschton od.: d. Christen Glück im Unglück. Aus d. Engl.</text:p>
          </table:table-cell>
        </table:table-row>
        <table:table-row table:style-name="ro1">
          <table:table-cell office:value-type="string" calcext:value-type="string">
            <text:p>Longé Elisabeth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. d. Dänischen übersetzt</text:p>
          </table:table-cell>
        </table:table-row>
        <table:table-row table:style-name="ro1">
          <table:table-cell office:value-type="string" calcext:value-type="string">
            <text:p>Lortsch Franzisk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zahlreiche Übersetzungswerke aus dem Russischen und Englischen</text:p>
          </table:table-cell>
        </table:table-row>
        <table:table-row table:style-name="ro1">
          <table:table-cell office:value-type="string" calcext:value-type="string">
            <text:p>Lortsch Franzisk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zahlreiche Übersetzungswerke aus dem Russischen und Englischen</text:p>
          </table:table-cell>
        </table:table-row>
        <table:table-row table:style-name="ro1">
          <table:table-cell office:value-type="string" calcext:value-type="string">
            <text:p>Löwe Marie Luis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olores von Campoamar. Übers a. d. Spanischen</text:p>
          </table:table-cell>
        </table:table-row>
        <table:table-row table:style-name="ro1">
          <table:table-cell office:value-type="string" calcext:value-type="string">
            <text:p>Löwenstein Prinzessin Franziska zu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das Werk Wibaux Zuave und Jesuit aus dem Französischen im Verein mit anderen übersetzt</text:p>
          </table:table-cell>
        </table:table-row>
        <table:table-row table:style-name="ro1">
          <table:table-cell office:value-type="string" calcext:value-type="string">
            <text:p>Lüben Berth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Mövenfels. Nach J. Sandeau der deutschen Jagend erzählt</text:p>
          </table:table-cell>
        </table:table-row>
        <table:table-row table:style-name="ro1">
          <table:table-cell office:value-type="string" calcext:value-type="string">
            <text:p>Lucerna Camil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ist derzeit Lehrerin der französischen Sprache am Mädchenlyceum in Agram</text:p>
          </table:table-cell>
        </table:table-row>
        <table:table-row table:style-name="ro1">
          <table:table-cell office:value-type="string" calcext:value-type="string">
            <text:p>Ludwig Ils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 und Kritik</text:p>
          </table:table-cell>
          <table:table-cell office:value-type="string" calcext:value-type="string">
            <text:p>Sie ist feuilletonistisch als Kritikerin und Übersetzerin aus dem Italienischen Französischen und Englischen thätig</text:p>
          </table:table-cell>
        </table:table-row>
        <table:table-row table:style-name="ro1">
          <table:table-cell office:value-type="string" calcext:value-type="string">
            <text:p>Ludwig Il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und Kritik</text:p>
          </table:table-cell>
          <table:table-cell office:value-type="string" calcext:value-type="string">
            <text:p>Sie ist feuilletonistisch als Kritikerin und Übersetzerin aus dem Italienischen Französischen und Englischen thätig</text:p>
          </table:table-cell>
        </table:table-row>
        <table:table-row table:style-name="ro1">
          <table:table-cell office:value-type="string" calcext:value-type="string">
            <text:p>Ludwig Il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und Kritik</text:p>
          </table:table-cell>
          <table:table-cell office:value-type="string" calcext:value-type="string">
            <text:p>Sie ist feuilletonistisch als Kritikerin und Übersetzerin aus dem Italienischen Französischen und Englischen thät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5:21:44.038000000</dc:date>
    <meta:editing-duration>PT4M7S</meta:editing-duration>
    <meta:editing-cycles>1</meta:editing-cycles>
    <meta:document-statistic meta:table-count="1" meta:cell-count="100" meta:object-count="0"/>
    <meta:generator>LibreOffice/7.4.5.1$Windows_X86_64 LibreOffice_project/9c0871452b3918c1019dde9bfac75448afc4b57f</meta:generator>
  </office:meta>
</office:document-meta>
</file>